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9a06" officeooo:paragraph-rsid="00059a06"/>
    </style:style>
    <style:style style:name="P2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059a06" officeooo:paragraph-rsid="0006e2ad"/>
    </style:style>
    <style:style style:name="P3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indent="0in" style:auto-text-indent="false" fo:background-color="transparent"/>
      <style:text-properties officeooo:rsid="00059a06" officeooo:paragraph-rsid="0006e2ad"/>
    </style:style>
    <style:style style:name="P4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indent="0in" style:auto-text-indent="false" fo:background-color="transparent"/>
      <style:text-properties officeooo:rsid="0008a75a" officeooo:paragraph-rsid="0008a75a"/>
    </style:style>
    <style:style style:name="P5" style:family="paragraph" style:parent-style-name="Heading_20_1">
      <style:paragraph-properties fo:break-before="page"/>
    </style:style>
    <style:style style:name="T1" style:family="text">
      <style:text-properties officeooo:rsid="0006e2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olarem – energianohjausjärjestelmä</text:p>
      <text:p text:style-name="P1"/>
      <text:p text:style-name="P1"/>
      <text:h text:style-name="P5" text:outline-level="1">Johdanto</text:h>
      <text:p text:style-name="P2">Solarem enegianohjausjärjestelmä on tarkoitettu <text:span text:style-name="T1">käytettäväksi </text:span>pääasiassa kiinteistössä, jossa <text:s/>on aurinkopanelijärjestelmä liitettynä kiinteistön sähköjärjestelmään. Enenrgianohajusjärjestelmän tavoite on kyetä ohjaamaan aurinkopaneleista saatava energia optimaalisesti kiinteistön kulutus- <text:span text:style-name="T1">ja varastointi</text:span>kohteisiin, niin että mahdollisimman suuri osa tarjolla olevasta aurinkoenergiasta saadaan kiinteistön omaan käyttöön.</text:p>
      <text:p text:style-name="P3"><text:span text:style-name="T1">Järjestelmässä käytetään kolmivaihe-energiamittaria, jolla kyetään mittamaan kiinteistön sähköliitännästä tehon määrä ja suunta. Tätä tietoa käytetään ohjaamaan energian kulutusta ja mahdollista varastointia kiinteistössä.</text:span> <text:span text:style-name="T1">Mittarilta saadaan lukemat <text:s/>pätö – ja loistehoista <text:s/>kokonaistehoina tai vaihekohtaisina tehoina. Niitä voidaan käyttää liipaisemaan releitä halutulla tehokriteerillä. Ohjaukseen käytettäviä reitä on kahdeksan. <text:s/></text:span></text:p>
      <text:p text:style-name="P3"><text:span text:style-name="T1">Järjestelmän ytimenä on </text:span><text:a xlink:type="simple" xlink:href="https://nodered.org/" text:style-name="Internet_20_link" text:visited-style-name="Visited_20_Internet_20_Link"><text:span text:style-name="T1">Node-Red</text:span></text:a><text:span text:style-name="T1"> ohjelmisto, jolla on mahdollista lisätä energian ohjaukseen muitakin ehtoja, kuin mittarilta saatavat tehot. Esimerksi kellonaika, lämpötilat jne.</text:span></text:p>
      <text:p text:style-name="P4">Oheinen kuva esittää järjeslmän rakennetta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6:33:25.831234786</meta:creation-date>
    <dc:date>2017-02-19T16:58:12.979620251</dc:date>
    <meta:editing-duration>PT13M5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6" meta:word-count="111" meta:character-count="1122" meta:non-whitespace-character-count="1010"/>
  </office:meta>
</office:document-meta>
</file>